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422cm" fo:min-width="2.222cm" fo:padding-top="0.139cm" fo:padding-bottom="0.139cm" fo:padding-left="0.264cm" fo:padding-right="0.264cm" loext:decorative="false"/>
    </style:style>
    <style:style style:name="gr3" style:family="graphic" style:parent-style-name="standard">
      <style:graphic-properties draw:stroke="dash" draw:stroke-dash="Long_20_Dash" svg:stroke-width="0.035cm" svg:stroke-color="#813709" draw:marker-start-width="0.252cm" draw:marker-end-width="0.252cm" svg:stroke-linecap="butt" draw:fill="solid" draw:fill-color="#813709" loext:fill-use-slide-background="false" draw:opacity="50%" draw:opacity-name="" draw:textarea-horizontal-align="justify" draw:textarea-vertical-align="middle" draw:auto-grow-height="false" fo:min-height="0.765cm" fo:min-width="0.517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dash" draw:stroke-dash="Long_20_Dash" svg:stroke-width="0.035cm" svg:stroke-color="#3465a4" draw:marker-start-width="0.252cm" draw:marker-end-width="0.252cm" svg:stroke-linecap="butt" draw:fill="solid" draw:fill-color="#3465a4" loext:fill-use-slide-background="false" draw:opacity="50%" draw:opacity-name="" draw:textarea-horizontal-align="justify" draw:textarea-vertical-align="middle" draw:auto-grow-height="false" fo:min-height="0.765cm" fo:min-width="0.517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dash" draw:stroke-dash="Long_20_Dash" svg:stroke-width="0.035cm" svg:stroke-color="#ffff6d" draw:marker-start-width="0.252cm" draw:marker-end-width="0.252cm" svg:stroke-linecap="butt" draw:fill="solid" draw:fill-color="#ffff6d" loext:fill-use-slide-background="false" draw:opacity="50%" draw:opacity-name="" draw:textarea-horizontal-align="justify" draw:textarea-vertical-align="middle" draw:auto-grow-height="false" fo:min-height="0.765cm" fo:min-width="0.517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dash" draw:stroke-dash="Long_20_Dash" svg:stroke-width="0.035cm" svg:stroke-color="#ed4c05" draw:marker-start-width="0.252cm" draw:marker-end-width="0.252cm" svg:stroke-linecap="butt" draw:fill="solid" draw:fill-color="#ed4c05" loext:fill-use-slide-background="false" draw:opacity="50%" draw:opacity-name="" draw:textarea-horizontal-align="justify" draw:textarea-vertical-align="middle" draw:auto-grow-height="false" fo:min-height="0.765cm" fo:min-width="0.517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2.361cm" fo:min-width="2.172cm" loext:decorative="false"/>
    </style:style>
    <style:style style:name="gr8" style:family="graphic" style:parent-style-name="standard">
      <style:graphic-properties svg:stroke-width="0.035cm" svg:stroke-color="#a7074b" draw:marker-start-width="0.252cm" draw:marker-end-width="0.252cm" draw:fill="solid" draw:fill-color="#d62e4e" loext:fill-use-slide-background="false" draw:opacity="40%" draw:opacity-name="" draw:textarea-horizontal-align="justify" draw:textarea-vertical-align="middle" draw:auto-grow-height="false" fo:min-height="2.371cm" fo:min-width="0.371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svg:stroke-width="0.035cm" svg:stroke-color="#5b277d" draw:marker-start-width="0.252cm" draw:marker-end-width="0.252cm" draw:fill="solid" draw:fill-color="#a1467e" loext:fill-use-slide-background="false" draw:opacity="36%" draw:opacity-name="" draw:textarea-horizontal-align="justify" draw:textarea-vertical-align="middle" draw:auto-grow-height="false" fo:min-height="2.371cm" fo:min-width="0.371cm" fo:padding-top="0.142cm" fo:padding-bottom="0.142cm" fo:padding-left="0.267cm" fo:padding-right="0.267cm" loext:decorative="false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2" style:family="graphic" style:parent-style-name="objectwithoutfill">
      <style:graphic-properties svg:stroke-width="0.035cm" svg:stroke-color="#000000" draw:marker-start-width="0.252cm" draw:marker-end="화살촉_20_1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422cm" fo:min-width="2.282cm" fo:padding-top="0.139cm" fo:padding-bottom="0.139cm" fo:padding-left="0.264cm" fo:padding-right="0.264cm" loext:decorative="false"/>
    </style:style>
    <style:style style:name="gr14" style:family="graphic" style:parent-style-name="standard">
      <style:graphic-properties draw:stroke="dash" draw:stroke-dash="Long_20_Dash" svg:stroke-width="0.035cm" svg:stroke-color="#ed4c05" draw:marker-start-width="0.252cm" draw:marker-end-width="0.252cm" svg:stroke-linecap="butt" draw:fill="solid" draw:fill-color="#ff4000" loext:fill-use-slide-background="false" draw:opacity="40%" draw:opacity-name="" draw:textarea-horizontal-align="justify" draw:textarea-vertical-align="middle" draw:auto-grow-height="false" fo:min-height="0.706cm" fo:min-width="0.456cm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dash" draw:stroke-dash="Long_20_Dash" svg:stroke-width="0.035cm" svg:stroke-color="#ed4c05" draw:marker-start-width="0.252cm" draw:marker-end-width="0.252cm" svg:stroke-linecap="butt" draw:fill="solid" draw:fill-color="#ff4000" loext:fill-use-slide-background="false" draw:opacity="40%" draw:opacity-name="" draw:textarea-horizontal-align="justify" draw:textarea-vertical-align="middle" draw:auto-grow-height="false" fo:min-height="0.079cm" fo:min-width="0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dash" draw:stroke-dash="Long_20_Dash" svg:stroke-width="0.035cm" svg:stroke-color="#ffff6d" draw:marker-start-width="0.252cm" draw:marker-end-width="0.252cm" svg:stroke-linecap="butt" draw:fill="solid" draw:fill-color="#ffff6d" loext:fill-use-slide-background="false" draw:opacity="48%" draw:opacity-name="" draw:textarea-horizontal-align="justify" draw:textarea-vertical-align="middle" draw:auto-grow-height="false" fo:min-height="0.706cm" fo:min-width="0.457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dash" draw:stroke-dash="Long_20_Dash" svg:stroke-width="0.035cm" svg:stroke-color="#ffff6d" draw:marker-start-width="0.252cm" draw:marker-end-width="0.252cm" svg:stroke-linecap="butt" draw:fill="solid" draw:fill-color="#ffff6d" loext:fill-use-slide-background="false" draw:opacity="48%" draw:opacity-name="" draw:textarea-horizontal-align="justify" draw:textarea-vertical-align="middle" draw:auto-grow-height="false" fo:min-height="0.08cm" fo:min-width="0cm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dash" draw:stroke-dash="Long_20_Dash" svg:stroke-width="0.035cm" svg:stroke-color="#ffff6d" draw:marker-start-width="0.252cm" draw:marker-end-width="0.252cm" svg:stroke-linecap="butt" draw:fill="solid" draw:fill-color="#ffff6d" loext:fill-use-slide-background="false" draw:opacity="48%" draw:opacity-name="" draw:textarea-horizontal-align="justify" draw:textarea-vertical-align="middle" draw:auto-grow-height="false" fo:min-height="0.079cm" fo:min-width="0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dash" draw:stroke-dash="Long_20_Dash" svg:stroke-width="0.035cm" svg:stroke-color="#813709" draw:marker-start-width="0.252cm" draw:marker-end-width="0.252cm" svg:stroke-linecap="butt" draw:fill="solid" draw:fill-color="#813709" loext:fill-use-slide-background="false" draw:opacity="60%" draw:opacity-name="" draw:textarea-horizontal-align="justify" draw:textarea-vertical-align="middle" draw:auto-grow-height="false" fo:min-height="0.08cm" fo:min-width="0cm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dash" draw:stroke-dash="Long_20_Dash" svg:stroke-width="0.035cm" svg:stroke-color="#813709" draw:marker-start-width="0.252cm" draw:marker-end-width="0.252cm" svg:stroke-linecap="butt" draw:fill="solid" draw:fill-color="#813709" loext:fill-use-slide-background="false" draw:opacity="60%" draw:opacity-name="" draw:textarea-horizontal-align="justify" draw:textarea-vertical-align="middle" draw:auto-grow-height="false" fo:min-height="0.081cm" fo:min-width="0cm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dash" draw:stroke-dash="Long_20_Dash" svg:stroke-width="0.035cm" svg:stroke-color="#813709" draw:marker-start-width="0.252cm" draw:marker-end-width="0.252cm" svg:stroke-linecap="butt" draw:fill="solid" draw:fill-color="#813709" loext:fill-use-slide-background="false" draw:opacity="50%" draw:opacity-name="" draw:textarea-horizontal-align="justify" draw:textarea-vertical-align="middle" draw:auto-grow-height="false" fo:min-height="0.706cm" fo:min-width="0.456cm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draw:stroke="dash" draw:stroke-dash="Long_20_Dash" svg:stroke-width="0.035cm" svg:stroke-color="#3465a4" draw:marker-start-width="0.252cm" draw:marker-end-width="0.252cm" svg:stroke-linecap="butt" draw:fill="solid" draw:fill-color="#3465a4" loext:fill-use-slide-background="false" draw:opacity="34%" draw:opacity-name="" draw:textarea-horizontal-align="justify" draw:textarea-vertical-align="middle" draw:auto-grow-height="false" fo:min-height="0.706cm" fo:min-width="0.456cm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draw:stroke="dash" draw:stroke-dash="Long_20_Dash" svg:stroke-width="0.035cm" svg:stroke-color="#3465a4" draw:marker-start-width="0.252cm" draw:marker-end-width="0.252cm" svg:stroke-linecap="butt" draw:fill="solid" draw:fill-color="#3465a4" loext:fill-use-slide-background="false" draw:opacity="34%" draw:opacity-name="" draw:textarea-horizontal-align="justify" draw:textarea-vertical-align="middle" draw:auto-grow-height="false" fo:min-height="0.08cm" fo:min-width="0cm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draw:stroke="dash" draw:stroke-dash="Long_20_Dash" svg:stroke-width="0.035cm" svg:stroke-color="#3465a4" draw:marker-start-width="0.252cm" draw:marker-end-width="0.252cm" svg:stroke-linecap="butt" draw:fill="solid" draw:fill-color="#3465a4" loext:fill-use-slide-background="false" draw:opacity="34%" draw:opacity-name="" draw:textarea-horizontal-align="justify" draw:textarea-vertical-align="middle" draw:auto-grow-height="false" fo:min-height="0.081cm" fo:min-width="0cm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draw:fill-color="#cccccc" draw:textarea-horizontal-align="justify" draw:textarea-vertical-align="middle" draw:auto-grow-height="false" fo:min-height="1.034cm" fo:min-width="0.83cm" loext:decorative="false"/>
    </style:style>
    <style:style style:name="gr26" style:family="graphic" style:parent-style-name="standard">
      <style:graphic-properties svg:stroke-width="0.035cm" svg:stroke-color="#a7074b" draw:marker-start-width="0.252cm" draw:marker-end-width="0.252cm" draw:fill="solid" draw:fill-color="#d62e4e" loext:fill-use-slide-background="false" draw:opacity="40%" draw:opacity-name="" draw:textarea-horizontal-align="justify" draw:textarea-vertical-align="middle" draw:auto-grow-height="false" fo:min-height="1.027cm" fo:min-width="0cm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5b277d" draw:marker-start-width="0.252cm" draw:marker-end-width="0.252cm" draw:fill="solid" draw:fill-color="#a1467e" loext:fill-use-slide-background="false" draw:opacity="36%" draw:opacity-name="" draw:textarea-horizontal-align="justify" draw:textarea-vertical-align="middle" draw:auto-grow-height="false" fo:min-height="1.027cm" fo:min-width="0cm" fo:padding-top="0.142cm" fo:padding-bottom="0.142cm" fo:padding-left="0.267cm" fo:padding-right="0.267cm" loext:decorative="fals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 draw:fill-color="#813709" draw:opacity="50%"/>
      <style:paragraph-properties fo:text-align="center"/>
    </style:style>
    <style:style style:name="P3" style:family="paragraph">
      <loext:graphic-properties draw:fill="solid" draw:fill-color="#3465a4" draw:opacity="50%"/>
      <style:paragraph-properties fo:text-align="center"/>
    </style:style>
    <style:style style:name="P4" style:family="paragraph">
      <loext:graphic-properties draw:fill="solid" draw:fill-color="#ffff6d" draw:opacity="50%"/>
      <style:paragraph-properties fo:text-align="center"/>
    </style:style>
    <style:style style:name="P5" style:family="paragraph">
      <loext:graphic-properties draw:fill="solid" draw:fill-color="#ed4c05" draw:opacity="50%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solid" draw:fill-color="#d62e4e" draw:opacity="40%"/>
      <style:paragraph-properties fo:text-align="center"/>
    </style:style>
    <style:style style:name="P8" style:family="paragraph">
      <loext:graphic-properties draw:fill="solid" draw:fill-color="#a1467e" draw:opacity="36%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4000" draw:opacity="40%"/>
      <style:paragraph-properties fo:text-align="center"/>
    </style:style>
    <style:style style:name="P12" style:family="paragraph">
      <loext:graphic-properties draw:fill="solid" draw:fill-color="#ffff6d" draw:opacity="48%"/>
      <style:paragraph-properties fo:text-align="center"/>
    </style:style>
    <style:style style:name="P13" style:family="paragraph">
      <loext:graphic-properties draw:fill="solid" draw:fill-color="#813709" draw:opacity="60%"/>
      <style:paragraph-properties fo:text-align="center"/>
    </style:style>
    <style:style style:name="P14" style:family="paragraph">
      <loext:graphic-properties draw:fill="solid" draw:fill-color="#3465a4" draw:opacity="34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g draw:style-name="gr1">
          <draw:custom-shape draw:style-name="gr2" draw:text-style-name="P1" draw:layer="layout" svg:width="2.75cm" svg:height="2.7cm" svg:x="4.179cm" svg:y="0.3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63cm" svg:height="1.161cm" svg:x="4.308cm" svg:y="0.4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1.163cm" svg:height="1.161cm" svg:x="5.617cm" svg:y="0.44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1.163cm" svg:height="1.161cm" svg:x="4.327cm" svg:y="1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1.163cm" svg:height="1.161cm" svg:x="5.636cm" svg:y="1.7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6" draw:layer="layout" svg:width="2.672cm" svg:height="2.611cm" svg:x="0.201cm" svg:y="0.34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001cm" svg:height="2.751cm" draw:transform="rotate (0.785398163397448) translate (0.254cm 1.02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8" draw:layer="layout" svg:width="1.001cm" svg:height="2.751cm" draw:transform="rotate (0.785398163397448) translate (0.25cm 1.028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0">
            <svg:title>TexMaths</svg:title>
            <svg:desc>14§latex§\begin{array}{cc}
 A_0 &amp; A_1 \\  
 A_2 &amp; A_3
\end{array}§svg§600§FALSE§</svg:desc>
            <draw:path draw:style-name="gr11" draw:text-style-name="P9" draw:layer="layout" svg:width="0.336cm" svg:height="0.35cm" svg:x="0.683cm" svg:y="0.728cm" svg:viewBox="0 0 337 351" svg:d="M337 341c0-6-4-6-11-6-31 0-31-2-32-16-10-103-20-205-30-308-1-10-1-11-9-11-7 0-10 3-13 8-57 96-114 191-171 287-19 32-39 39-60 40-7 2-11 2-11 10 0 4 3 6 7 6 13 0 28-2 42-2 17 0 34 2 49 2 3 0 10 0 10-9 0-5-4-7-9-7-11 0-22-4-22-16 0-6 3-11 7-18 3-6 3-6 36-63 42 0 83 0 125 0 0 11 7 77 7 82 0 14-25 15-35 15-7 0-13 0-13 10 0 6 5 4 7 6 21 0 42-2 62-2 12 0 43 2 56 2 3 0 8 0 8-10zM242 222c-37 0-75 0-112 0 32-53 64-107 97-160 5 53 10 107 15 160z">
              <text:p/>
            </draw:path>
            <draw:path draw:style-name="gr11" draw:text-style-name="P9" draw:layer="layout" svg:width="0.159cm" svg:height="0.234cm" svg:x="1.052cm" svg:y="0.973cm" svg:viewBox="0 0 160 235" svg:d="M160 119c0-38-5-66-20-90-11-15-32-29-60-29-80 0-80 94-80 119 0 24 0 116 80 116s80-92 80-116zM129 113c0 27 0 52-4 73-7 32-31 39-45 39-16 0-37-10-44-38-4-19-4-47-4-74 0-25 0-50 4-70 7-26 30-33 44-33 19 0 36 11 43 31 6 18 6 43 6 72z">
              <text:p/>
            </draw:path>
            <draw:path draw:style-name="gr11" draw:text-style-name="P9" draw:layer="layout" svg:width="0.336cm" svg:height="0.35cm" svg:x="1.894cm" svg:y="0.728cm" svg:viewBox="0 0 337 351" svg:d="M337 341c0-6-4-6-11-6-29 0-29-2-31-16-10-103-20-205-31-308-1-10-1-11-9-11-7 0-10 3-13 8-57 96-114 191-171 287-19 32-39 39-60 40-5 2-11 2-11 10 0 4 3 6 7 6 14 0 28-2 42-2 17 0 34 2 49 2 3 0 10 0 10-9 0-5-4-7-9-7-11 0-22-4-22-16 0-6 3-11 7-18 3-6 4-6 38-63 41 0 82 0 123 0 0 11 7 77 7 82 0 14-25 15-35 15-7 0-11 0-11 10 0 6 4 4 7 6 19 0 40-2 60-2 12 0 43 2 56 2 3 0 8 0 8-10zM243 222c-37 0-75 0-113 0 32-53 64-107 97-160 5 53 11 107 16 160z">
              <text:p/>
            </draw:path>
            <draw:path draw:style-name="gr11" draw:text-style-name="P9" draw:layer="layout" svg:width="0.125cm" svg:height="0.227cm" svg:x="2.283cm" svg:y="0.973cm" svg:viewBox="0 0 126 228" svg:d="M126 228c0-4 0-9 0-13-4 0-8 0-13 0-35 0-35-4-35-15 0-63 0-127 0-190 0-10-1-10-9-10-23 21-55 22-69 22 0 4 0 8 0 12 8 0 32 0 50-9 0 58 0 117 0 175 0 11 0 15-35 15-4 0-8 0-12 0 0 4 0 9 0 13 20-1 41-1 61-2 21 1 41 1 62 2z">
              <text:p/>
            </draw:path>
            <draw:path draw:style-name="gr11" draw:text-style-name="P9" draw:layer="layout" svg:width="0.336cm" svg:height="0.35cm" svg:x="0.675cm" svg:y="1.917cm" svg:viewBox="0 0 337 351" svg:d="M337 341c0-4-4-4-11-4-31 0-31-4-32-18-10-102-20-204-30-306-1-10-1-13-9-13-7 0-10 4-13 8-57 96-114 191-171 287-19 34-39 39-60 42-7 0-11 0-11 10 0 2 3 4 7 4 13 0 28-2 42-2 17 0 34 2 49 2 3 0 10 0 10-9 0-5-4-5-9-5-11-2-22-6-22-18 0-6 3-11 7-18 3-6 3-6 36-63 42 0 83 0 125 0 0 11 7 77 7 82 0 14-25 17-35 17-7 0-13 0-13 10 0 4 5 2 7 4 21 0 42-2 62-2 12 0 43 2 56 2 3 0 8 0 8-10zM242 222c-37 0-75 0-112 0 32-53 64-107 97-160 5 53 10 107 15 160z">
              <text:p/>
            </draw:path>
            <draw:path draw:style-name="gr11" draw:text-style-name="P9" draw:layer="layout" svg:width="0.152cm" svg:height="0.227cm" svg:x="1.049cm" svg:y="2.161cm" svg:viewBox="0 0 153 228" svg:d="M153 165c-5 0-9 0-13 0 0 8-4 28-8 32-3 2-30 2-34 2-22 0-43 0-64 0 36-33 49-42 68-58 27-21 51-42 51-74 0-42-37-67-82-67-42 0-71 29-71 62 0 16 15 19 18 19 9 0 18-6 18-18 0-7-2-18-21-18 12-25 35-32 51-32 35 0 53 26 53 54 0 29-21 53-32 66-28 27-56 55-84 82-3 3-3 3-3 13 47 0 94 0 141 0 4-21 8-42 12-63z">
              <text:p/>
            </draw:path>
            <draw:path draw:style-name="gr11" draw:text-style-name="P9" draw:layer="layout" svg:width="0.336cm" svg:height="0.35cm" svg:x="1.868cm" svg:y="1.883cm" svg:viewBox="0 0 337 351" svg:d="M337 341c0-4-4-4-11-4-29 0-29-4-31-18-10-102-20-204-31-306-1-10-1-13-9-13-7 0-10 4-13 8-57 96-114 191-171 287-19 34-39 39-60 42-5 0-11 0-11 10 0 2 3 4 7 4 14 0 28-2 42-2 17 0 34 2 49 2 3 0 10 0 10-9 0-5-4-5-9-5-11-2-22-6-22-18 0-6 3-11 7-18 3-6 4-6 38-63 41 0 82 0 123 0 0 11 7 77 7 82 0 14-25 17-35 17-7 0-11 0-11 10 0 4 4 2 7 4 19 0 40-2 60-2 12 0 43 2 56 2 3 0 8 0 8-10zM243 222c-37 0-75 0-113 0 32-53 64-107 97-160 5 53 11 107 16 160z">
              <text:p/>
            </draw:path>
            <draw:path draw:style-name="gr11" draw:text-style-name="P9" draw:layer="layout" svg:width="0.157cm" svg:height="0.234cm" svg:x="2.239cm" svg:y="2.127cm" svg:viewBox="0 0 158 235" svg:d="M158 169c0-28-22-54-60-61 36-14 49-40 49-60 0-28-30-48-69-48-38 0-67 18-67 46 0 11 7 18 17 18 11 0 18-8 18-18s-7-17-18-17c13-15 36-19 49-19 15 0 38 7 38 38 0 14-6 29-14 40-11 13-21 14-39 15-9 0-9 0-10 0-2 2-4 2-4 6s2 4 8 4 13 0 20 0c26 0 46 18 46 56 0 42-25 55-45 55-14 0-45-5-59-24 16-1 20-13 20-20 0-11-9-18-18-18-10 0-20 6-20 20 0 32 35 53 77 53 48 0 81-32 81-66z">
              <text:p/>
            </draw:path>
          </draw:g>
          <draw:line draw:style-name="gr12" draw:text-style-name="P10" draw:layer="layout" svg:x1="3.125cm" svg:y1="1.67cm" svg:x2="3.917cm" svg:y2="1.67cm">
            <text:p/>
          </draw:line>
          <draw:line draw:style-name="gr12" draw:text-style-name="P10" draw:layer="layout" svg:x1="3.125cm" svg:y1="4.87cm" svg:x2="3.917cm" svg:y2="4.87cm">
            <text:p/>
          </draw:line>
          <draw:line draw:style-name="gr12" draw:text-style-name="P10" draw:layer="layout" svg:x1="3.851cm" svg:y1="3.035cm" svg:x2="3.003cm" svg:y2="3.62cm">
            <text:p/>
          </draw:line>
          <draw:g draw:style-name="gr10">
            <draw:path draw:style-name="gr11" draw:text-style-name="P9" draw:layer="layout" svg:width="0.403cm" svg:height="0.334cm" svg:x="5.998cm" svg:y="0.804cm" svg:viewBox="0 0 404 335" svg:d="M404 6c-2-2 0-6-7-6-14 0-30 1-44 1-19 0-38-1-55-1-3 0-10 0-10 10 0 3 3 4 6 5 4 0 19 2 19 16 0 7-5 12-8 17-27 28-53 57-80 85-14-32-28-64-42-97 0-2-1-4-1-7 0-2 8-12 28-14 5-1 10-1 10-9 0-6-6-6-7-6-20 0-41 1-62 1-12 0-43-1-54-1-3 0-10 0-10 10 0 5 5 5 11 5 31 0 34 5 38 16 19 46 38 91 57 137-34 37-69 74-103 111-3 3-3 3-6 5-25 27-48 34-73 35-5 2-11 2-11 10 2 2 0 6 7 6 15 0 31-2 46-2 18 0 38 2 55 2 3 0 8 0 8-10 0-4-4-4-5-6-5 0-20-1-20-15 0-7 7-15 14-21 16-18 33-36 49-53 15-17 30-33 45-49 16 39 32 78 49 117 1 3 2 5 2 7 0 5-9 13-28 14-5 2-9 2-9 10 0 6 5 6 7 6 20-1 41-1 61-2 13 0 42 2 55 2 3 0 10 0 10-10 0-6-6-6-10-6-32 0-34-1-42-21-21-50-42-101-63-151 33-35 85-94 101-106 14-13 32-24 61-26 7-1 11-1 11-9z">
              <text:p/>
            </draw:path>
          </draw:g>
          <draw:g draw:style-name="gr10">
            <svg:title>TexMaths</svg:title>
            <svg:desc>14§display§I§svg§600§FALSE§</svg:desc>
            <draw:path draw:style-name="gr11" draw:text-style-name="P9" draw:layer="layout" svg:width="0.225cm" svg:height="0.334cm" svg:x="4.757cm" svg:y="0.824cm" svg:viewBox="0 0 226 335" svg:d="M226 6c0-6-6-6-7-6-22 0-43 1-64 1-22 0-44-1-66-1-3 0-10 0-10 10 0 5 5 5 14 5 20 0 34 0 34 9 0 3 0 4-2 8-21 88-43 177-65 265-4 18-6 22-45 22-11 0-15 0-15 10 0 6 6 6 7 6 21-1 43-1 64-2 22 1 44 1 66 2 4 0 9 0 9-10 0-6-4-6-15-6-8 0-11 0-21-1-10 0-11-3-11-7s0-8 1-13c22-87 44-173 66-260 4-18 5-23 45-23 11 0 15 0 15-9z">
              <text:p/>
            </draw:path>
          </draw:g>
          <draw:g draw:style-name="gr10">
            <svg:title>TexMaths</svg:title>
            <svg:desc>14§display§Y§svg§600§FALSE§</svg:desc>
            <draw:path draw:style-name="gr11" draw:text-style-name="P9" draw:layer="layout" svg:width="0.357cm" svg:height="0.336cm" svg:x="4.721cm" svg:y="2.131cm" svg:viewBox="0 0 358 337" svg:d="M358 6c0-5-3-6-7-6-12 0-27 1-39 1-17 0-34-1-49-1-3 0-10 0-10 10 0 4 5 5 7 5 4 0 18 2 18 12 0 8-11 21-14 24-38 43-76 87-114 131-17-49-35-98-53-147-4-7-3-5-4-8 0-12 25-12 29-12 7 0 13 0 13-9 0-6-7-6-9-6-20 0-41 1-61 1-13 0-43-1-55-1-3 0-10 0-10 10 0 5 6 5 11 5 30 0 33 5 37 17 20 54 40 108 60 162 0 2 2 7 2 9 0 1-20 80-22 90-7 27-7 28-46 28-10 0-14 0-14 10 0 6 5 4 7 6 21-1 41-1 62-2 21 1 42 1 63 2 4 0 10 0 10-10 0-6-4-6-14-6-6 0-10 0-18-1-12 0-14-2-14-7 0-4 4-21 7-31 5-24 11-47 16-71 3-8 3-10 8-14 40-47 81-94 122-141 2-2 4-4 7-7 15-15 31-31 64-34 6-1 10-1 10-9z">
              <text:p/>
            </draw:path>
          </draw:g>
          <draw:g draw:style-name="gr10">
            <svg:title>TexMaths</svg:title>
            <svg:desc>14§display§Z§svg§600§FALSE§</svg:desc>
            <draw:path draw:style-name="gr11" draw:text-style-name="P9" draw:layer="layout" svg:width="0.325cm" svg:height="0.334cm" svg:x="6.054cm" svg:y="2.162cm" svg:viewBox="0 0 326 335" svg:d="M326 4c0-4-2-4-12-4-69 0-138 0-206 0-13 0-13 0-16 10-9 29-18 59-28 88 0 3 0 5-1 7 2 2 0 6 7 6 4 0 4-5 6-6 18-57 44-90 120-90 27 0 53 0 80 0-91 103-182 205-273 307-1 3-3 7-3 9 0 4 4 4 13 4 71 0 142 0 213 0 12 0 12 0 15-10 12-36 23-72 35-108 0-3 1-6 1-8s-1-5-5-5-6 2-9 12c-22 67-44 102-129 102-28 0-56 0-84 0 92-102 183-205 275-307 0-1 1-4 1-7z">
              <text:p/>
            </draw:path>
          </draw:g>
          <draw:custom-shape draw:style-name="gr13" draw:text-style-name="P1" draw:layer="layout" svg:width="2.81cm" svg:height="2.7cm" svg:x="4.149cm" svg:y="3.5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1.096cm" svg:height="1.096cm" svg:x="5.735cm" svg:y="4.9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1" draw:layer="layout" svg:width="0.395cm" svg:height="0.401cm" svg:x="4.92cm" svg:y="4.2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1" draw:layer="layout" svg:width="0.394cm" svg:height="0.401cm" svg:x="6.325cm" svg:y="4.2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1" draw:layer="layout" svg:width="0.395cm" svg:height="0.401cm" svg:x="4.971cm" svg:y="5.4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1" draw:layer="layout" svg:width="0.395cm" svg:height="0.401cm" svg:x="6.32cm" svg:y="5.4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2" draw:layer="layout" svg:width="1.097cm" svg:height="1.096cm" svg:x="4.368cm" svg:y="4.9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2" draw:layer="layout" svg:width="0.401cm" svg:height="0.402cm" svg:x="4.468cm" svg:y="4.2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2" draw:layer="layout" svg:width="0.4cm" svg:height="0.401cm" svg:x="5.873cm" svg:y="4.2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2" draw:layer="layout" svg:width="0.401cm" svg:height="0.401cm" svg:x="4.519cm" svg:y="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2" draw:layer="layout" svg:width="0.4cm" svg:height="0.401cm" svg:x="5.869cm" svg:y="5.4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3" draw:layer="layout" svg:width="0.396cm" svg:height="0.402cm" svg:x="4.464cm" svg:y="3.8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3" draw:layer="layout" svg:width="0.396cm" svg:height="0.402cm" svg:x="5.869cm" svg:y="3.8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0.396cm" svg:height="0.403cm" svg:x="4.515cm" svg:y="5.0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3" draw:layer="layout" svg:width="0.396cm" svg:height="0.403cm" svg:x="5.864cm" svg:y="5.0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9" draw:layer="layout" svg:width="0.113cm" svg:height="0.189cm" svg:x="4.241cm" svg:y="3.615cm" svg:viewBox="0 0 114 190" svg:d="M114 3c0-3-3-3-4-3-11 0-21 1-32 1s-22-1-33-1c-2 0-5 0-5 6 0 3 2 3 7 3 10 0 17 0 17 5 0 1 0 2-1 4-11 50-22 100-33 150-2 11-3 13-22 13-6 0-8 0-8 6 0 3 3 3 4 3 10 0 21-1 32-1s22 1 33 1c2 0 5 0 5-6 0-3-3-3-8-3-4 0-6 0-11-1-5 0-5-1-5-4 0-2 0-4 0-7 11-49 22-98 33-148 3-10 3-12 23-12 5 0 8 0 8-6z">
            <text:p/>
          </draw:path>
          <draw:path draw:style-name="gr11" draw:text-style-name="P9" draw:layer="layout" svg:width="0.198cm" svg:height="0.189cm" svg:x="4.233cm" svg:y="4.837cm" svg:viewBox="0 0 199 190" svg:d="M199 3c0-2-2-3-4-3-7 0-15 1-22 1-9 0-19-1-27-1-2 0-6 0-6 6 0 2 3 3 4 3 2 0 10 1 10 6s-6 12-8 14c-21 24-42 49-63 73-10-27-19-55-29-82-3-4-2-3-3-5 0-6 14-6 17-6 4 0 7 0 7-6 0-3-4-3-5-3-11 0-23 1-34 1-7 0-24-1-31-1-1 0-5 0-5 6 0 3 3 3 6 3 17 0 18 2 20 9 12 31 23 61 34 92l1 4c0 1-11 46-12 51-4 15-4 16-26 16-5 0-7 0-7 6 0 3 2 2 3 3 12 0 23-1 35-1 11 0 23 1 35 1 2 0 5 0 5-6 0-3-2-3-8-3-3 0-5 0-10-1-6 0-7 0-7-4 0-2 2-12 3-17 4-13 7-27 10-40 1-5 1-5 4-8 22-26 45-53 67-79 2-2 3-3 4-4 9-9 17-18 36-19 3-1 6-1 6-6z">
            <text:p/>
          </draw:path>
          <draw:custom-shape draw:style-name="gr21" draw:text-style-name="P2" draw:layer="layout" svg:width="1.096cm" svg:height="1.096cm" svg:x="4.35cm" svg:y="3.7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4" draw:layer="layout" svg:width="1.096cm" svg:height="1.096cm" svg:x="5.743cm" svg:y="3.6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9" draw:layer="layout" svg:width="0.137cm" svg:height="0.115cm" svg:x="5.041cm" svg:y="3.936cm" svg:viewBox="0 0 138 116" svg:d="M138 2c-1-1 0-2-2-2-5 0-11 0-15 0-7 0-13 0-19 0-1 0-3 0-3 3 0 1 0 2 1 2 2 0 7 1 7 6 0 2-2 4-3 5-9 10-18 20-27 30-5-11-10-22-14-33-1-1-1-2-1-3s3-4 10-5c2 0 3 0 3-3 0-2-2-2-2-2-7 0-14 0-21 0-5 0-15 0-19 0-1 0-3 0-3 3 0 2 2 2 3 2 11 0 12 2 13 6 7 15 13 31 20 47-12 13-24 26-35 38-1 1-1 1-2 2-9 10-17 12-25 12-2 1-4 1-4 4 1 0 0 2 2 2 6 0 11-1 16-1 6 0 13 1 19 1 1 0 3 0 3-4 0-1-2-1-2-2-2 0-7 0-7-5 0-2 2-5 5-7 5-6 11-12 17-19 5-5 10-11 15-17 5 14 11 28 17 41 0 1 0 2 1 3 0 1-4 4-10 4-2 1-3 1-3 4 0 2 2 2 2 2 7 0 14-1 21-1 4 0 14 1 19 1 1 0 3 0 3-4 0-2-2-2-3-2-11 0-12 0-15-7-7-17-14-35-21-52 11-12 29-33 34-37s11-8 21-9c3 0 4 0 4-3z">
            <text:p/>
          </draw:path>
          <draw:path draw:style-name="gr11" draw:text-style-name="P9" draw:layer="layout" svg:width="0.076cm" svg:height="0.115cm" svg:x="4.617cm" svg:y="3.943cm" svg:viewBox="0 0 77 116" svg:d="M77 2c0-2-2-2-2-2-7 0-15 0-22 0-8 0-15 0-23 0 0 0-3 0-3 3 0 2 2 2 5 2 7 0 11 0 11 3 0 1 0 2 0 3-8 31-15 61-23 92-1 6-1 7-15 7-4 0-5 0-5 4 0 2 2 2 2 2 8 0 15-1 22-1 8 0 15 1 23 1 1 0 3 0 3-4 0-2-1-2-5-2-3 0-4 0-7 0-4 0-4-1-4-2 0-2 0-3 0-5 8-30 15-60 23-90 1-6 2-8 15-8 4 0 5 0 5-3z">
            <text:p/>
          </draw:path>
          <draw:path draw:style-name="gr11" draw:text-style-name="P9" draw:layer="layout" svg:width="0.121cm" svg:height="0.115cm" svg:x="4.605cm" svg:y="4.395cm" svg:viewBox="0 0 122 116" svg:d="M122 2c0-2-1-2-2-2-4 0-9 0-13 0-6 0-12 0-17 0-1 0-4 0-4 3 0 2 2 2 3 2s6 1 6 4-4 8-5 9c-13 15-26 30-39 45-6-17-12-34-18-51-1-2-1-2-1-3 0-4 8-4 10-4s4 0 4-3c0-2-2-2-3-2-7 0-14 0-21 0-4 0-14 0-19 0-1 0-3 0-3 3 0 2 2 2 4 2 10 0 11 2 12 6 7 19 14 38 21 56 0 1 0 3 0 3 0 1-6 28-7 31-2 10-2 10-16 10-3 0-4 0-4 4 0 1 1 1 2 1 7 0 14 0 21 0s15 0 22 0c1 0 3 0 3-3 0-2-1-2-5-2-2 0-3 0-6 0-4 0-5-1-5-3 0-1 2-7 3-11 2-8 3-16 5-24 1-3 1-3 3-5 14-16 28-32 42-49 0 0 1-1 2-2 5-5 11-11 22-12 2 0 3 0 3-3z">
            <text:p/>
          </draw:path>
          <draw:path draw:style-name="gr11" draw:text-style-name="P9" draw:layer="layout" svg:width="0.111cm" svg:height="0.115cm" svg:x="5.061cm" svg:y="4.406cm" svg:viewBox="0 0 112 116" svg:d="M112 1c0-1-1-1-5-1-23 0-47 0-70 0-4 0-4 0-5 3-4 11-7 21-10 31 0 1 0 2 0 2 0 1 0 2 2 2 1 0 1-1 2-2 6-20 15-31 41-31 9 0 18 0 27 0-31 36-62 71-93 106 0 1-1 3-1 3 0 2 1 2 4 2 25 0 49 0 73 0 4 0 4 0 5-4 4-12 8-24 12-37 0-1 1-2 1-3 0 0-1-1-2-1-2 0-2 0-3 4-8 23-15 35-44 35-10 0-19 0-29 0 32-35 63-71 94-106 0-1 1-2 1-3z">
            <text:p/>
          </draw:path>
          <draw:custom-shape draw:style-name="gr23" draw:text-style-name="P14" draw:layer="layout" svg:width="0.4cm" svg:height="0.402cm" svg:x="4.911cm" svg:y="3.8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9" draw:layer="layout" svg:width="0.137cm" svg:height="0.115cm" svg:x="6.446cm" svg:y="3.932cm" svg:viewBox="0 0 138 116" svg:d="M138 2c-1-1 0-2-2-2-5 0-11 0-15 0-7 0-13 0-19 0-1 0-3 0-3 3 0 1 0 2 1 2 2 0 7 1 7 6 0 2-2 4-3 5-9 10-18 20-27 30-5-11-10-22-14-33-1-1-1-2-1-3s3-4 10-5c2 0 3 0 3-3 0-2-2-2-2-2-7 0-14 0-21 0-5 0-15 0-19 0-1 0-3 0-3 3 0 2 2 2 3 2 11 0 12 2 13 6 7 15 13 31 20 47-12 13-24 26-35 38-1 1-1 1-2 2-9 10-17 12-25 12-2 1-4 1-4 4 1 0 0 2 2 2 6 0 11-1 16-1 6 0 13 1 19 1 1 0 3 0 3-4 0-1-2-1-2-2-2 0-7 0-7-5 0-2 2-5 5-7 5-6 11-12 17-19 5-5 10-11 15-17 5 14 11 28 17 41 0 1 0 2 1 3 0 1-4 4-10 4-2 1-3 1-3 4 0 2 2 2 2 2 7 0 14-1 21-1 4 0 14 1 19 1 1 0 3 0 3-4 0-2-2-2-3-2-11 0-12 0-15-7-7-17-14-35-21-52 11-12 29-33 34-37s11-8 21-9c3 0 4 0 4-3z">
            <text:p/>
          </draw:path>
          <draw:path draw:style-name="gr11" draw:text-style-name="P9" draw:layer="layout" svg:width="0.076cm" svg:height="0.115cm" svg:x="6.022cm" svg:y="3.938cm" svg:viewBox="0 0 77 116" svg:d="M77 2c0-2-2-2-2-2-7 0-15 0-22 0-8 0-15 0-23 0 0 0-3 0-3 3 0 2 2 2 5 2 7 0 11 0 11 3 0 1 0 2 0 3-8 31-15 61-23 92-1 6-1 7-15 7-4 0-5 0-5 4 0 2 2 2 2 2 8 0 15-1 22-1 8 0 15 1 23 1 1 0 3 0 3-4 0-2-1-2-5-2-3 0-4 0-7 0-4 0-4-1-4-2 0-2 0-3 0-5 8-30 15-60 23-90 1-6 2-8 15-8 4 0 5 0 5-3z">
            <text:p/>
          </draw:path>
          <draw:path draw:style-name="gr11" draw:text-style-name="P9" draw:layer="layout" svg:width="0.121cm" svg:height="0.115cm" svg:x="6.009cm" svg:y="4.391cm" svg:viewBox="0 0 122 116" svg:d="M122 2c0-2-1-2-2-2-4 0-9 0-13 0-6 0-12 0-17 0-1 0-4 0-4 3 0 2 2 2 3 2s6 1 6 4-4 8-5 9c-13 15-26 30-39 45-6-17-12-34-18-51-1-2-1-2-1-3 0-4 8-4 10-4s4 0 4-3c0-2-2-2-3-2-7 0-14 0-21 0-4 0-14 0-19 0-1 0-3 0-3 3 0 2 2 2 4 2 10 0 11 2 12 6 7 19 14 38 21 56 0 1 0 3 0 3 0 1-6 28-7 31-2 10-2 10-16 10-3 0-4 0-4 4 0 1 1 1 2 1 7 0 14 0 21 0s15 0 22 0c1 0 3 0 3-3 0-2-1-2-5-2-2 0-3 0-6 0-4 0-5-1-5-3 0-1 2-7 3-11 2-8 3-16 5-24 1-3 1-3 3-5 14-16 28-32 42-49 0 0 1-1 2-2 5-5 11-11 22-12 2 0 3 0 3-3z">
            <text:p/>
          </draw:path>
          <draw:path draw:style-name="gr11" draw:text-style-name="P9" draw:layer="layout" svg:width="0.111cm" svg:height="0.115cm" svg:x="6.465cm" svg:y="4.401cm" svg:viewBox="0 0 112 116" svg:d="M112 1c0-1-1-1-5-1-23 0-47 0-70 0-4 0-4 0-5 3-4 11-7 21-10 31 0 1 0 2 0 2 0 1 0 2 2 2 1 0 1-1 2-2 6-20 15-31 41-31 9 0 18 0 27 0-31 36-62 71-93 106 0 1-1 3-1 3 0 2 1 2 4 2 25 0 49 0 73 0 4 0 4 0 5-4 4-12 8-24 12-37 0-1 1-2 1-3 0 0-1-1-2-1-2 0-2 0-3 4-8 23-15 35-44 35-10 0-19 0-29 0 32-35 63-71 94-106 0-1 1-2 1-3z">
            <text:p/>
          </draw:path>
          <draw:custom-shape draw:style-name="gr24" draw:text-style-name="P14" draw:layer="layout" svg:width="0.4cm" svg:height="0.403cm" svg:x="6.316cm" svg:y="3.8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9" draw:layer="layout" svg:width="0.137cm" svg:height="0.115cm" svg:x="5.093cm" svg:y="5.167cm" svg:viewBox="0 0 138 116" svg:d="M138 2c-1-1 0-2-2-2-5 0-11 0-15 0-7 0-13 0-19 0-1 0-3 0-3 3 0 1 0 2 1 2 2 0 7 1 7 6 0 2-2 4-3 5-9 10-18 20-27 30-5-11-10-22-14-33-1-1-1-2-1-3s3-4 10-5c2 0 3 0 3-3 0-2-2-2-2-2-7 0-14 0-21 0-5 0-15 0-19 0-1 0-3 0-3 3 0 2 2 2 3 2 11 0 12 2 13 6 7 15 13 31 20 47-12 13-24 26-35 38-1 1-1 1-2 2-9 10-17 12-25 12-2 1-4 1-4 4 1 0 0 2 2 2 6 0 11-1 16-1 6 0 13 1 19 1 1 0 3 0 3-4 0-1-2-1-2-2-2 0-7 0-7-5 0-2 2-5 5-7 5-6 11-12 17-19 5-5 10-11 15-17 5 14 11 28 17 41 0 1 0 2 1 3 0 1-4 4-10 4-2 1-3 1-3 4 0 2 2 2 2 2 7 0 14-1 21-1 4 0 14 1 19 1 1 0 3 0 3-4 0-2-2-2-3-2-11 0-12 0-15-7-7-17-14-35-21-52 11-12 29-33 34-37s11-8 21-9c3 0 4 0 4-3z">
            <text:p/>
          </draw:path>
          <draw:path draw:style-name="gr11" draw:text-style-name="P9" draw:layer="layout" svg:width="0.076cm" svg:height="0.115cm" svg:x="4.668cm" svg:y="5.174cm" svg:viewBox="0 0 77 116" svg:d="M77 2c0-2-2-2-2-2-7 0-15 0-22 0-8 0-15 0-23 0 0 0-3 0-3 3 0 2 2 2 5 2 7 0 11 0 11 3 0 1 0 2 0 3-8 31-15 61-23 92-1 6-1 7-15 7-4 0-5 0-5 4 0 2 2 2 2 2 8 0 15-1 22-1 8 0 15 1 23 1 1 0 3 0 3-4 0-2-1-2-5-2-3 0-4 0-7 0-4 0-4-1-4-2 0-2 0-3 0-5 8-30 15-60 23-90 1-6 2-8 15-8 4 0 5 0 5-3z">
            <text:p/>
          </draw:path>
          <draw:path draw:style-name="gr11" draw:text-style-name="P9" draw:layer="layout" svg:width="0.121cm" svg:height="0.115cm" svg:x="4.656cm" svg:y="5.626cm" svg:viewBox="0 0 122 116" svg:d="M122 2c0-2-1-2-2-2-4 0-9 0-13 0-6 0-12 0-17 0-1 0-4 0-4 3 0 2 2 2 3 2s6 1 6 4-4 8-5 9c-13 15-26 30-39 45-6-17-12-34-18-51-1-2-1-2-1-3 0-4 8-4 10-4s4 0 4-3c0-2-2-2-3-2-7 0-14 0-21 0-4 0-14 0-19 0-1 0-3 0-3 3 0 2 2 2 4 2 10 0 11 2 12 6 7 19 14 38 21 56 0 1 0 3 0 3 0 1-6 28-7 31-2 10-2 10-16 10-3 0-4 0-4 4 0 1 1 1 2 1 7 0 14 0 21 0s15 0 22 0c1 0 3 0 3-3 0-2-1-2-5-2-2 0-3 0-6 0-4 0-5-1-5-3 0-1 2-7 3-11 2-8 3-16 5-24 1-3 1-3 3-5 14-16 28-32 42-49 0 0 1-1 2-2 5-5 11-11 22-12 2 0 3 0 3-3z">
            <text:p/>
          </draw:path>
          <draw:path draw:style-name="gr11" draw:text-style-name="P9" draw:layer="layout" svg:width="0.111cm" svg:height="0.115cm" svg:x="5.112cm" svg:y="5.636cm" svg:viewBox="0 0 112 116" svg:d="M112 1c0-1-1-1-5-1-23 0-47 0-70 0-4 0-4 0-5 3-4 11-7 21-10 31 0 1 0 2 0 2 0 1 0 2 2 2 1 0 1-1 2-2 6-20 15-31 41-31 9 0 18 0 27 0-31 36-62 71-93 106 0 1-1 3-1 3 0 2 1 2 4 2 25 0 49 0 73 0 4 0 4 0 5-4 4-12 8-24 12-37 0-1 1-2 1-3 0 0-1-1-2-1-2 0-2 0-3 4-8 23-15 35-44 35-10 0-19 0-29 0 32-35 63-71 94-106 0-1 1-2 1-3z">
            <text:p/>
          </draw:path>
          <draw:custom-shape draw:style-name="gr23" draw:text-style-name="P14" draw:layer="layout" svg:width="0.4cm" svg:height="0.402cm" svg:x="4.962cm" svg:y="5.0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9" draw:layer="layout" svg:width="0.137cm" svg:height="0.115cm" svg:x="6.441cm" svg:y="5.167cm" svg:viewBox="0 0 138 116" svg:d="M138 2c-1-1 0-2-2-2-5 0-11 0-15 0-7 0-13 0-19 0-1 0-3 0-3 3 0 1 0 2 1 2 2 0 7 1 7 6 0 2-2 4-3 5-9 10-18 20-27 30-5-11-10-22-14-33-1-1-1-2-1-3s3-4 10-5c2 0 3 0 3-3 0-2-2-2-2-2-7 0-14 0-21 0-5 0-15 0-19 0-1 0-3 0-3 3 0 2 2 2 3 2 11 0 12 2 13 6 7 15 13 31 20 47-12 13-24 26-35 38-1 1-1 1-2 2-9 10-17 12-25 12-2 1-4 1-4 4 1 0 0 2 2 2 6 0 11-1 16-1 6 0 13 1 19 1 1 0 3 0 3-4 0-1-2-1-2-2-2 0-7 0-7-5 0-2 2-5 5-7 5-6 11-12 17-19 5-5 10-11 15-17 5 14 11 28 17 41 0 1 0 2 1 3 0 1-4 4-10 4-2 1-3 1-3 4 0 2 2 2 2 2 7 0 14-1 21-1 4 0 14 1 19 1 1 0 3 0 3-4 0-2-2-2-3-2-11 0-12 0-15-7-7-17-14-35-21-52 11-12 29-33 34-37s11-8 21-9c3 0 4 0 4-3z">
            <text:p/>
          </draw:path>
          <draw:path draw:style-name="gr11" draw:text-style-name="P9" draw:layer="layout" svg:width="0.076cm" svg:height="0.115cm" svg:x="6.017cm" svg:y="5.174cm" svg:viewBox="0 0 77 116" svg:d="M77 2c0-2-2-2-2-2-7 0-15 0-22 0-8 0-15 0-23 0 0 0-3 0-3 3 0 2 2 2 5 2 7 0 11 0 11 3 0 1 0 2 0 3-8 31-15 61-23 92-1 6-1 7-15 7-4 0-5 0-5 4 0 2 2 2 2 2 8 0 15-1 22-1 8 0 15 1 23 1 1 0 3 0 3-4 0-2-1-2-5-2-3 0-4 0-7 0-4 0-4-1-4-2 0-2 0-3 0-5 8-30 15-60 23-90 1-6 2-8 15-8 4 0 5 0 5-3z">
            <text:p/>
          </draw:path>
          <draw:path draw:style-name="gr11" draw:text-style-name="P9" draw:layer="layout" svg:width="0.121cm" svg:height="0.115cm" svg:x="6.005cm" svg:y="5.626cm" svg:viewBox="0 0 122 116" svg:d="M122 2c0-2-1-2-2-2-4 0-9 0-13 0-6 0-12 0-17 0-1 0-4 0-4 3 0 2 2 2 3 2s6 1 6 4-4 8-5 9c-13 15-26 30-39 45-6-17-12-34-18-51-1-2-1-2-1-3 0-4 8-4 10-4s4 0 4-3c0-2-2-2-3-2-7 0-14 0-21 0-4 0-14 0-19 0-1 0-3 0-3 3 0 2 2 2 4 2 10 0 11 2 12 6 7 19 14 38 21 56 0 1 0 3 0 3 0 1-6 28-7 31-2 10-2 10-16 10-3 0-4 0-4 4 0 1 1 1 2 1 7 0 14 0 21 0s15 0 22 0c1 0 3 0 3-3 0-2-1-2-5-2-2 0-3 0-6 0-4 0-5-1-5-3 0-1 2-7 3-11 2-8 3-16 5-24 1-3 1-3 3-5 14-16 28-32 42-49 0 0 1-1 2-2 5-5 11-11 22-12 2 0 3 0 3-3z">
            <text:p/>
          </draw:path>
          <draw:path draw:style-name="gr11" draw:text-style-name="P9" draw:layer="layout" svg:width="0.111cm" svg:height="0.115cm" svg:x="6.46cm" svg:y="5.636cm" svg:viewBox="0 0 112 116" svg:d="M112 1c0-1-1-1-5-1-23 0-47 0-70 0-4 0-4 0-5 3-4 11-7 21-10 31 0 1 0 2 0 2 0 1 0 2 2 2 1 0 1-1 2-2 6-20 15-31 41-31 9 0 18 0 27 0-31 36-62 71-93 106 0 1-1 3-1 3 0 2 1 2 4 2 25 0 49 0 73 0 4 0 4 0 5-4 4-12 8-24 12-37 0-1 1-2 1-3 0 0-1-1-2-1-2 0-2 0-3 4-8 23-15 35-44 35-10 0-19 0-29 0 32-35 63-71 94-106 0-1 1-2 1-3z">
            <text:p/>
          </draw:path>
          <draw:custom-shape draw:style-name="gr23" draw:text-style-name="P14" draw:layer="layout" svg:width="0.4cm" svg:height="0.402cm" svg:x="6.311cm" svg:y="5.04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9" draw:layer="layout" svg:width="0.179cm" svg:height="0.189cm" svg:x="5.618cm" svg:y="4.839cm" svg:viewBox="0 0 180 190" svg:d="M180 2c0-2-2-2-7-2-38 0-76 0-114 0-7 0-7 0-8 6-5 16-10 33-15 50 0 1-1 2-1 4 1 1 0 3 4 3 2 0 2-3 3-3 10-33 24-51 66-51 15 0 29 0 44 0-50 58-100 116-150 174-1 1-2 4-2 4 0 3 2 3 7 3 39 0 78 0 117 0 7 0 7 0 9-6 6-20 13-40 19-61 0-1 1-3 1-5 0 0-1-2-3-2-3 0-3 1-5 6-12 38-25 58-71 58-15 0-31 0-46 0 50-58 101-116 151-174 0 0 1-2 1-4z">
            <text:p/>
          </draw:path>
          <draw:path draw:style-name="gr11" draw:text-style-name="P9" draw:layer="layout" svg:width="0.226cm" svg:height="0.189cm" svg:x="5.606cm" svg:y="3.6cm" svg:viewBox="0 0 227 190" svg:d="M227 3c-1-1 0-3-4-3-8 0-17 1-25 1-10 0-21-1-31-1-1 0-5 0-5 6 0 1 1 2 3 3 2 0 11 1 11 8 0 4-3 8-5 10-15 16-30 32-45 48-7-18-15-36-23-54 0-2-1-3-1-4 0-2 5-7 16-8 3-1 5-1 5-6 0-3-3-3-4-3-11 0-22 1-34 1-7 0-25-1-31-1-1 0-5 0-5 6 0 3 3 3 6 3 17 0 19 2 21 8 11 26 22 52 32 78-19 21-38 42-58 63-1 2-1 2-3 3-14 15-27 19-41 20-3 1-6 1-6 6 1 1 0 3 4 3 9 0 17-1 26-1 10 0 21 1 30 1 2 0 5 0 5-6 0-2-2-2-3-3-2 0-11-1-11-9 0-4 4-8 8-12 9-10 18-20 27-30 9-9 17-18 26-28 9 23 18 45 27 67 1 2 1 3 2 4 0 3-6 7-16 8-3 1-6 1-6 6 0 3 4 3 4 3 12 0 23-1 35-1 7 0 23 1 31 1 1 0 5 0 5-6 0-3-3-3-5-3-19 0-19-1-24-12-12-28-24-57-35-86 18-19 48-53 56-60s18-13 35-14c4-1 6-1 6-6z">
            <text:p/>
          </draw:path>
          <draw:custom-shape draw:style-name="gr25" draw:text-style-name="P6" draw:layer="layout" svg:width="1.33cm" svg:height="1.284cm" svg:x="0.201cm" svg:y="3.5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0.496cm" svg:height="1.359cm" draw:transform="skewX (-0.0198967534727353) rotate (0.774053523259485) translate (0.227cm 3.93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8" draw:layer="layout" svg:width="0.496cm" svg:height="1.359cm" draw:transform="skewX (-0.0183259571459403) rotate (0.775449786661081) translate (0.224cm 3.932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0">
            <svg:title>TexMaths</svg:title>
            <svg:desc>14§latex§\begin{array}{cc}
 A_0 &amp; A_1 \\  
 A_2 &amp; A_3
\end{array}§svg§600§FALSE§</svg:desc>
            <draw:path draw:style-name="gr11" draw:text-style-name="P9" draw:layer="layout" svg:width="0.167cm" svg:height="0.171cm" svg:x="0.441cm" svg:y="3.785cm" svg:viewBox="0 0 168 172" svg:d="M168 167c0-3-2-3-5-3-16 0-16-1-16-8-5-50-10-100-15-151-1-5-1-5-5-5-3 0-5 1-6 4-29 47-57 94-86 141-9 15-19 19-30 19-3 1-5 1-5 5 0 2 1 3 3 3 7 0 14-1 21-1 9 0 17 1 25 1 1 0 5 0 5-4 0-3-2-4-5-4-5 0-11-2-11-8 0-3 2-5 4-8 1-3 1-3 18-31 21 0 41 0 62 0 0 5 4 37 4 40 0 7-13 7-18 7-3 0-6 0-6 5 0 3 2 2 3 3 11 0 21-1 31-1 6 0 22 1 28 1 2 0 4 0 4-5zM121 109c-19 0-38 0-56 0 16-26 32-53 48-79 3 26 5 53 8 79z">
              <text:p/>
            </draw:path>
            <draw:path draw:style-name="gr11" draw:text-style-name="P9" draw:layer="layout" svg:width="0.079cm" svg:height="0.114cm" svg:x="0.626cm" svg:y="3.905cm" svg:viewBox="0 0 80 115" svg:d="M80 58c0-18-3-32-10-44-6-7-16-14-30-14-40 0-40 46-40 58s0 57 40 57 40-45 40-57zM64 55c0 14 0 26-2 36-3 16-15 19-22 19-8 0-19-5-22-18-2-10-2-23-2-37 0-12 0-24 2-34 3-13 15-16 22-16 9 0 18 5 21 15 3 9 3 21 3 35z">
              <text:p/>
            </draw:path>
            <draw:path draw:style-name="gr11" draw:text-style-name="P9" draw:layer="layout" svg:width="0.167cm" svg:height="0.171cm" svg:x="1.046cm" svg:y="3.785cm" svg:viewBox="0 0 168 172" svg:d="M168 167c0-3-2-3-5-3-15 0-15-1-16-8-5-50-10-100-15-151-1-5-1-5-5-5-3 0-5 1-6 4-29 47-57 94-86 141-9 15-19 19-30 19-2 1-5 1-5 5 0 2 1 3 3 3 7 0 14-1 21-1 9 0 17 1 25 1 1 0 5 0 5-4 0-3-2-4-5-4-5 0-11-2-11-8 0-3 2-5 4-8 1-3 2-3 19-31 20 0 41 0 61 0 0 5 4 37 4 40 0 7-13 7-18 7-3 0-5 0-5 5 0 3 2 2 3 3 10 0 20-1 30-1 6 0 22 1 28 1 2 0 4 0 4-5zM121 109c-18 0-37 0-56 0 16-26 32-53 48-79 3 26 6 53 8 79z">
              <text:p/>
            </draw:path>
            <draw:path draw:style-name="gr11" draw:text-style-name="P9" draw:layer="layout" svg:width="0.062cm" svg:height="0.111cm" svg:x="1.24cm" svg:y="3.905cm" svg:viewBox="0 0 63 112" svg:d="M63 112c0-2 0-5 0-7-2 0-4 0-7 0-17 0-17-2-17-7 0-31 0-62 0-93 0-5-1-5-5-5-11 10-27 11-34 11 0 2 0 4 0 6 4 0 16 0 25-5 0 29 0 58 0 86 0 5 0 7-18 7-2 0-4 0-6 0 0 2 0 5 0 7 10-1 21-1 31-1s20 0 31 1z">
              <text:p/>
            </draw:path>
            <draw:path draw:style-name="gr11" draw:text-style-name="P9" draw:layer="layout" svg:width="0.167cm" svg:height="0.171cm" svg:x="0.437cm" svg:y="4.368cm" svg:viewBox="0 0 168 172" svg:d="M168 167c0-2-2-2-5-2-16 0-16-2-16-9-5-50-10-100-15-150-1-5-1-6-5-6-3 0-5 2-6 4-29 47-57 94-86 141-9 16-19 19-30 20-3 0-5 0-5 5 0 1 1 2 3 2 7 0 14-1 21-1 9 0 17 1 25 1 1 0 5 0 5-4 0-3-2-3-5-3-5-1-11-3-11-9 0-3 2-5 4-8 1-3 1-3 18-31 21 0 41 0 62 0 0 5 4 37 4 40 0 7-13 8-18 8-3 0-6 0-6 5 0 2 2 1 3 2 11 0 21-1 31-1 6 0 22 1 28 1 2 0 4 0 4-5zM121 109c-19 0-38 0-56 0 16-26 32-53 48-79 3 26 5 53 8 79z">
              <text:p/>
            </draw:path>
            <draw:path draw:style-name="gr11" draw:text-style-name="P9" draw:layer="layout" svg:width="0.075cm" svg:height="0.111cm" svg:x="0.624cm" svg:y="4.487cm" svg:viewBox="0 0 76 112" svg:d="M76 81c-2 0-4 0-6 0 0 4-2 14-4 16-2 1-15 1-17 1-11 0-22 0-32 0 18-17 24-21 34-29 13-10 25-20 25-36 0-21-18-33-41-33-21 0-35 14-35 30 0 8 7 10 9 10 4 0 9-3 9-9 0-4-1-9-11-9 6-12 18-16 26-16 17 0 26 13 26 27s-10 26-16 32c-14 13-28 27-42 40-1 2-1 2-1 7 23 0 47 0 70 0 2-11 4-21 6-31z">
              <text:p/>
            </draw:path>
            <draw:path draw:style-name="gr11" draw:text-style-name="P9" draw:layer="layout" svg:width="0.167cm" svg:height="0.171cm" svg:x="1.033cm" svg:y="4.351cm" svg:viewBox="0 0 168 172" svg:d="M168 167c0-2-2-2-5-2-15 0-15-2-16-9-5-50-10-100-15-150-1-5-1-6-5-6-3 0-5 2-6 4-29 47-57 94-86 141-9 16-19 19-30 20-2 0-5 0-5 5 0 1 1 2 3 2 7 0 14-1 21-1 9 0 17 1 25 1 1 0 5 0 5-4 0-3-2-3-5-3-5-1-11-3-11-9 0-3 2-5 4-8 1-3 2-3 19-31 20 0 41 0 61 0 0 5 4 37 4 40 0 7-13 8-18 8-3 0-5 0-5 5 0 2 2 1 3 2 10 0 20-1 30-1 6 0 22 1 28 1 2 0 4 0 4-5zM121 109c-18 0-37 0-56 0 16-26 32-53 48-79 3 26 6 53 8 79z">
              <text:p/>
            </draw:path>
            <draw:path draw:style-name="gr11" draw:text-style-name="P9" draw:layer="layout" svg:width="0.078cm" svg:height="0.114cm" svg:x="1.218cm" svg:y="4.471cm" svg:viewBox="0 0 79 115" svg:d="M79 83c0-14-11-27-30-30 18-7 24-20 24-29 0-14-15-24-34-24s-34 9-34 23c0 5 4 8 9 8s9-4 9-8c0-5-4-9-9-9 6-7 18-9 24-9 8 0 19 3 19 19 0 6-3 14-7 19-5 6-10 7-19 7-5 0-5 0-5 0-1 1-2 1-2 3s1 2 4 2 6 0 10 0c13 0 23 9 23 28 0 20-13 27-23 27-7 0-22-3-29-12 8 0 10-6 10-10 0-5-5-9-9-9-5 0-10 3-10 10 0 16 17 26 38 26 24 0 41-16 41-32z">
              <text:p/>
            </draw:path>
          </draw:g>
          <draw:custom-shape draw:style-name="gr25" draw:text-style-name="P6" draw:layer="layout" svg:width="1.33cm" svg:height="1.284cm" svg:x="1.551cm" svg:y="3.59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0.496cm" svg:height="1.359cm" draw:transform="skewX (-0.0198967534727353) rotate (0.774053523259485) translate (1.577cm 3.93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8" draw:layer="layout" svg:width="0.496cm" svg:height="1.359cm" draw:transform="skewX (-0.0183259571459403) rotate (0.775449786661081) translate (1.574cm 3.933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0">
            <svg:title>TexMaths</svg:title>
            <svg:desc>14§latex§\begin{array}{cc}
 A_0 &amp; A_1 \\  
 A_2 &amp; A_3
\end{array}§svg§600§FALSE§</svg:desc>
            <draw:path draw:style-name="gr11" draw:text-style-name="P9" draw:layer="layout" svg:width="0.167cm" svg:height="0.171cm" svg:x="1.791cm" svg:y="3.786cm" svg:viewBox="0 0 168 172" svg:d="M168 167c0-3-2-3-5-3-16 0-16-1-16-8-5-50-10-100-15-151-1-5-1-5-5-5-3 0-5 1-6 4-29 47-57 94-86 141-9 15-19 19-30 19-3 1-5 1-5 5 0 2 1 3 3 3 7 0 14-1 21-1 9 0 17 1 25 1 1 0 5 0 5-4 0-3-2-4-5-4-5 0-11-2-11-8 0-3 2-5 4-8 1-3 1-3 18-31 21 0 41 0 62 0 0 5 4 37 4 40 0 7-13 7-18 7-3 0-6 0-6 5 0 3 2 2 3 3 11 0 21-1 31-1 6 0 22 1 28 1 2 0 4 0 4-5zM121 109c-19 0-38 0-56 0 16-26 32-53 48-79 3 26 5 53 8 79z">
              <text:p/>
            </draw:path>
            <draw:path draw:style-name="gr11" draw:text-style-name="P9" draw:layer="layout" svg:width="0.079cm" svg:height="0.114cm" svg:x="1.976cm" svg:y="3.906cm" svg:viewBox="0 0 80 115" svg:d="M80 58c0-18-3-32-10-44-6-7-16-14-30-14-40 0-40 46-40 58s0 57 40 57 40-45 40-57zM64 55c0 14 0 26-2 36-3 16-15 19-22 19-8 0-19-5-22-18-2-10-2-23-2-37 0-12 0-24 2-34 3-13 15-16 22-16 9 0 18 5 21 15 3 9 3 21 3 35z">
              <text:p/>
            </draw:path>
            <draw:path draw:style-name="gr11" draw:text-style-name="P9" draw:layer="layout" svg:width="0.167cm" svg:height="0.171cm" svg:x="2.396cm" svg:y="3.786cm" svg:viewBox="0 0 168 172" svg:d="M168 167c0-3-2-3-5-3-15 0-15-1-16-8-5-50-10-100-15-151-1-5-1-5-5-5-3 0-5 1-6 4-29 47-57 94-86 141-9 15-19 19-30 19-2 1-5 1-5 5 0 2 1 3 3 3 7 0 14-1 21-1 9 0 17 1 25 1 1 0 5 0 5-4 0-3-2-4-5-4-5 0-11-2-11-8 0-3 2-5 4-8 1-3 2-3 19-31 20 0 41 0 61 0 0 5 4 37 4 40 0 7-13 7-18 7-3 0-5 0-5 5 0 3 2 2 3 3 10 0 20-1 30-1 6 0 22 1 28 1 2 0 4 0 4-5zM121 109c-18 0-37 0-56 0 16-26 32-53 48-79 3 26 6 53 8 79z">
              <text:p/>
            </draw:path>
            <draw:path draw:style-name="gr11" draw:text-style-name="P9" draw:layer="layout" svg:width="0.062cm" svg:height="0.111cm" svg:x="2.59cm" svg:y="3.906cm" svg:viewBox="0 0 63 112" svg:d="M63 112c0-2 0-5 0-7-2 0-4 0-7 0-17 0-17-2-17-7 0-31 0-62 0-93 0-5-1-5-5-5-11 10-27 11-34 11 0 2 0 4 0 6 4 0 16 0 25-5 0 29 0 58 0 86 0 5 0 7-18 7-2 0-4 0-6 0 0 2 0 5 0 7 10-1 21-1 31-1s20 0 31 1z">
              <text:p/>
            </draw:path>
            <draw:path draw:style-name="gr11" draw:text-style-name="P9" draw:layer="layout" svg:width="0.167cm" svg:height="0.171cm" svg:x="1.787cm" svg:y="4.369cm" svg:viewBox="0 0 168 172" svg:d="M168 167c0-2-2-2-5-2-16 0-16-2-16-9-5-50-10-100-15-150-1-5-1-6-5-6-3 0-5 2-6 4-29 47-57 94-86 141-9 16-19 19-30 20-3 0-5 0-5 5 0 1 1 2 3 2 7 0 14-1 21-1 9 0 17 1 25 1 1 0 5 0 5-4 0-3-2-3-5-3-5-1-11-3-11-9 0-3 2-5 4-8 1-3 1-3 18-31 21 0 41 0 62 0 0 5 4 37 4 40 0 7-13 8-18 8-3 0-6 0-6 5 0 2 2 1 3 2 11 0 21-1 31-1 6 0 22 1 28 1 2 0 4 0 4-5zM121 109c-19 0-38 0-56 0 16-26 32-53 48-79 3 26 5 53 8 79z">
              <text:p/>
            </draw:path>
            <draw:path draw:style-name="gr11" draw:text-style-name="P9" draw:layer="layout" svg:width="0.075cm" svg:height="0.111cm" svg:x="1.974cm" svg:y="4.488cm" svg:viewBox="0 0 76 112" svg:d="M76 81c-2 0-4 0-6 0 0 4-2 14-4 16-2 1-15 1-17 1-11 0-22 0-32 0 18-17 24-21 34-29 13-10 25-20 25-36 0-21-18-33-41-33-21 0-35 14-35 30 0 8 7 10 9 10 4 0 9-3 9-9 0-4-1-9-11-9 6-12 18-16 26-16 17 0 26 13 26 27s-10 26-16 32c-14 13-28 27-42 40-1 2-1 2-1 7 23 0 47 0 70 0 2-11 4-21 6-31z">
              <text:p/>
            </draw:path>
            <draw:path draw:style-name="gr11" draw:text-style-name="P9" draw:layer="layout" svg:width="0.167cm" svg:height="0.171cm" svg:x="2.383cm" svg:y="4.352cm" svg:viewBox="0 0 168 172" svg:d="M168 167c0-2-2-2-5-2-15 0-15-2-16-9-5-50-10-100-15-150-1-5-1-6-5-6-3 0-5 2-6 4-29 47-57 94-86 141-9 16-19 19-30 20-2 0-5 0-5 5 0 1 1 2 3 2 7 0 14-1 21-1 9 0 17 1 25 1 1 0 5 0 5-4 0-3-2-3-5-3-5-1-11-3-11-9 0-3 2-5 4-8 1-3 2-3 19-31 20 0 41 0 61 0 0 5 4 37 4 40 0 7-13 8-18 8-3 0-5 0-5 5 0 2 2 1 3 2 10 0 20-1 30-1 6 0 22 1 28 1 2 0 4 0 4-5zM121 109c-18 0-37 0-56 0 16-26 32-53 48-79 3 26 6 53 8 79z">
              <text:p/>
            </draw:path>
            <draw:path draw:style-name="gr11" draw:text-style-name="P9" draw:layer="layout" svg:width="0.078cm" svg:height="0.114cm" svg:x="2.568cm" svg:y="4.472cm" svg:viewBox="0 0 79 115" svg:d="M79 83c0-14-11-27-30-30 18-7 24-20 24-29 0-14-15-24-34-24s-34 9-34 23c0 5 4 8 9 8s9-4 9-8c0-5-4-9-9-9 6-7 18-9 24-9 8 0 19 3 19 19 0 6-3 14-7 19-5 6-10 7-19 7-5 0-5 0-5 0-1 1-2 1-2 3s1 2 4 2 6 0 10 0c13 0 23 9 23 28 0 20-13 27-23 27-7 0-22-3-29-12 8 0 10-6 10-10 0-5-5-9-9-9-5 0-10 3-10 10 0 16 17 26 38 26 24 0 41-16 41-32z">
              <text:p/>
            </draw:path>
          </draw:g>
          <draw:custom-shape draw:style-name="gr25" draw:text-style-name="P6" draw:layer="layout" svg:width="1.33cm" svg:height="1.284cm" svg:x="0.201cm" svg:y="4.89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0.496cm" svg:height="1.359cm" draw:transform="skewX (-0.0198967534727353) rotate (0.774053523259485) translate (0.227cm 5.23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8" draw:layer="layout" svg:width="0.496cm" svg:height="1.359cm" draw:transform="skewX (-0.0183259571459403) rotate (0.775449786661081) translate (0.224cm 5.237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0">
            <svg:title>TexMaths</svg:title>
            <svg:desc>14§latex§\begin{array}{cc}
 A_0 &amp; A_1 \\  
 A_2 &amp; A_3
\end{array}§svg§600§FALSE§</svg:desc>
            <draw:path draw:style-name="gr11" draw:text-style-name="P9" draw:layer="layout" svg:width="0.167cm" svg:height="0.171cm" svg:x="0.441cm" svg:y="5.09cm" svg:viewBox="0 0 168 172" svg:d="M168 167c0-3-2-3-5-3-16 0-16-1-16-8-5-50-10-100-15-151-1-5-1-5-5-5-3 0-5 1-6 4-29 47-57 94-86 141-9 15-19 19-30 19-3 1-5 1-5 5 0 2 1 3 3 3 7 0 14-1 21-1 9 0 17 1 25 1 1 0 5 0 5-4 0-3-2-4-5-4-5 0-11-2-11-8 0-3 2-5 4-8 1-3 1-3 18-31 21 0 41 0 62 0 0 5 4 37 4 40 0 7-13 7-18 7-3 0-6 0-6 5 0 3 2 2 3 3 11 0 21-1 31-1 6 0 22 1 28 1 2 0 4 0 4-5zM121 109c-19 0-38 0-56 0 16-26 32-53 48-79 3 26 5 53 8 79z">
              <text:p/>
            </draw:path>
            <draw:path draw:style-name="gr11" draw:text-style-name="P9" draw:layer="layout" svg:width="0.079cm" svg:height="0.114cm" svg:x="0.626cm" svg:y="5.21cm" svg:viewBox="0 0 80 115" svg:d="M80 58c0-18-3-32-10-44-6-7-16-14-30-14-40 0-40 46-40 58s0 57 40 57 40-45 40-57zM64 55c0 14 0 26-2 36-3 16-15 19-22 19-8 0-19-5-22-18-2-10-2-23-2-37 0-12 0-24 2-34 3-13 15-16 22-16 9 0 18 5 21 15 3 9 3 21 3 35z">
              <text:p/>
            </draw:path>
            <draw:path draw:style-name="gr11" draw:text-style-name="P9" draw:layer="layout" svg:width="0.167cm" svg:height="0.171cm" svg:x="1.046cm" svg:y="5.09cm" svg:viewBox="0 0 168 172" svg:d="M168 167c0-3-2-3-5-3-15 0-15-1-16-8-5-50-10-100-15-151-1-5-1-5-5-5-3 0-5 1-6 4-29 47-57 94-86 141-9 15-19 19-30 19-2 1-5 1-5 5 0 2 1 3 3 3 7 0 14-1 21-1 9 0 17 1 25 1 1 0 5 0 5-4 0-3-2-4-5-4-5 0-11-2-11-8 0-3 2-5 4-8 1-3 2-3 19-31 20 0 41 0 61 0 0 5 4 37 4 40 0 7-13 7-18 7-3 0-5 0-5 5 0 3 2 2 3 3 10 0 20-1 30-1 6 0 22 1 28 1 2 0 4 0 4-5zM121 109c-18 0-37 0-56 0 16-26 32-53 48-79 3 26 6 53 8 79z">
              <text:p/>
            </draw:path>
            <draw:path draw:style-name="gr11" draw:text-style-name="P9" draw:layer="layout" svg:width="0.062cm" svg:height="0.111cm" svg:x="1.24cm" svg:y="5.21cm" svg:viewBox="0 0 63 112" svg:d="M63 112c0-2 0-5 0-7-2 0-4 0-7 0-17 0-17-2-17-7 0-31 0-62 0-93 0-5-1-5-5-5-11 10-27 11-34 11 0 2 0 4 0 6 4 0 16 0 25-5 0 29 0 58 0 86 0 5 0 7-18 7-2 0-4 0-6 0 0 2 0 5 0 7 10-1 21-1 31-1s20 0 31 1z">
              <text:p/>
            </draw:path>
            <draw:path draw:style-name="gr11" draw:text-style-name="P9" draw:layer="layout" svg:width="0.167cm" svg:height="0.171cm" svg:x="0.437cm" svg:y="5.673cm" svg:viewBox="0 0 168 172" svg:d="M168 167c0-2-2-2-5-2-16 0-16-2-16-9-5-50-10-100-15-150-1-5-1-6-5-6-3 0-5 2-6 4-29 47-57 94-86 141-9 16-19 19-30 20-3 0-5 0-5 5 0 1 1 2 3 2 7 0 14-1 21-1 9 0 17 1 25 1 1 0 5 0 5-4 0-3-2-3-5-3-5-1-11-3-11-9 0-3 2-5 4-8 1-3 1-3 18-31 21 0 41 0 62 0 0 5 4 37 4 40 0 7-13 8-18 8-3 0-6 0-6 5 0 2 2 1 3 2 11 0 21-1 31-1 6 0 22 1 28 1 2 0 4 0 4-5zM121 109c-19 0-38 0-56 0 16-26 32-53 48-79 3 26 5 53 8 79z">
              <text:p/>
            </draw:path>
            <draw:path draw:style-name="gr11" draw:text-style-name="P9" draw:layer="layout" svg:width="0.075cm" svg:height="0.111cm" svg:x="0.624cm" svg:y="5.792cm" svg:viewBox="0 0 76 112" svg:d="M76 81c-2 0-4 0-6 0 0 4-2 14-4 16-2 1-15 1-17 1-11 0-22 0-32 0 18-17 24-21 34-29 13-10 25-20 25-36 0-21-18-33-41-33-21 0-35 14-35 30 0 8 7 10 9 10 4 0 9-3 9-9 0-4-1-9-11-9 6-12 18-16 26-16 17 0 26 13 26 27s-10 26-16 32c-14 13-28 27-42 40-1 2-1 2-1 7 23 0 47 0 70 0 2-11 4-21 6-31z">
              <text:p/>
            </draw:path>
            <draw:path draw:style-name="gr11" draw:text-style-name="P9" draw:layer="layout" svg:width="0.167cm" svg:height="0.171cm" svg:x="1.033cm" svg:y="5.656cm" svg:viewBox="0 0 168 172" svg:d="M168 167c0-2-2-2-5-2-15 0-15-2-16-9-5-50-10-100-15-150-1-5-1-6-5-6-3 0-5 2-6 4-29 47-57 94-86 141-9 16-19 19-30 20-2 0-5 0-5 5 0 1 1 2 3 2 7 0 14-1 21-1 9 0 17 1 25 1 1 0 5 0 5-4 0-3-2-3-5-3-5-1-11-3-11-9 0-3 2-5 4-8 1-3 2-3 19-31 20 0 41 0 61 0 0 5 4 37 4 40 0 7-13 8-18 8-3 0-5 0-5 5 0 2 2 1 3 2 10 0 20-1 30-1 6 0 22 1 28 1 2 0 4 0 4-5zM121 109c-18 0-37 0-56 0 16-26 32-53 48-79 3 26 6 53 8 79z">
              <text:p/>
            </draw:path>
            <draw:path draw:style-name="gr11" draw:text-style-name="P9" draw:layer="layout" svg:width="0.078cm" svg:height="0.114cm" svg:x="1.218cm" svg:y="5.776cm" svg:viewBox="0 0 79 115" svg:d="M79 83c0-14-11-27-30-30 18-7 24-20 24-29 0-14-15-24-34-24s-34 9-34 23c0 5 4 8 9 8s9-4 9-8c0-5-4-9-9-9 6-7 18-9 24-9 8 0 19 3 19 19 0 6-3 14-7 19-5 6-10 7-19 7-5 0-5 0-5 0-1 1-2 1-2 3s1 2 4 2 6 0 10 0c13 0 23 9 23 28 0 20-13 27-23 27-7 0-22-3-29-12 8 0 10-6 10-10 0-5-5-9-9-9-5 0-10 3-10 10 0 16 17 26 38 26 24 0 41-16 41-32z">
              <text:p/>
            </draw:path>
          </draw:g>
          <draw:custom-shape draw:style-name="gr25" draw:text-style-name="P6" draw:layer="layout" svg:width="1.33cm" svg:height="1.284cm" svg:x="1.551cm" svg:y="4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7" draw:layer="layout" svg:width="0.496cm" svg:height="1.359cm" draw:transform="skewX (-0.0198967534727353) rotate (0.774053523259485) translate (1.577cm 5.238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8" draw:layer="layout" svg:width="0.496cm" svg:height="1.359cm" draw:transform="skewX (-0.0183259571459403) rotate (0.775449786661081) translate (1.574cm 5.238cm)">
            <text:p/>
  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0">
            <svg:title>TexMaths</svg:title>
            <svg:desc>14§latex§\begin{array}{cc}
 A_0 &amp; A_1 \\  
 A_2 &amp; A_3
\end{array}§svg§600§FALSE§</svg:desc>
            <draw:path draw:style-name="gr11" draw:text-style-name="P9" draw:layer="layout" svg:width="0.167cm" svg:height="0.171cm" svg:x="1.791cm" svg:y="5.091cm" svg:viewBox="0 0 168 172" svg:d="M168 167c0-3-2-3-5-3-16 0-16-1-16-8-5-50-10-100-15-151-1-5-1-5-5-5-3 0-5 1-6 4-29 47-57 94-86 141-9 15-19 19-30 19-3 1-5 1-5 5 0 2 1 3 3 3 7 0 14-1 21-1 9 0 17 1 25 1 1 0 5 0 5-4 0-3-2-4-5-4-5 0-11-2-11-8 0-3 2-5 4-8 1-3 1-3 18-31 21 0 41 0 62 0 0 5 4 37 4 40 0 7-13 7-18 7-3 0-6 0-6 5 0 3 2 2 3 3 11 0 21-1 31-1 6 0 22 1 28 1 2 0 4 0 4-5zM121 109c-19 0-38 0-56 0 16-26 32-53 48-79 3 26 5 53 8 79z">
              <text:p/>
            </draw:path>
            <draw:path draw:style-name="gr11" draw:text-style-name="P9" draw:layer="layout" svg:width="0.079cm" svg:height="0.114cm" svg:x="1.976cm" svg:y="5.211cm" svg:viewBox="0 0 80 115" svg:d="M80 58c0-18-3-32-10-44-6-7-16-14-30-14-40 0-40 46-40 58s0 57 40 57 40-45 40-57zM64 55c0 14 0 26-2 36-3 16-15 19-22 19-8 0-19-5-22-18-2-10-2-23-2-37 0-12 0-24 2-34 3-13 15-16 22-16 9 0 18 5 21 15 3 9 3 21 3 35z">
              <text:p/>
            </draw:path>
            <draw:path draw:style-name="gr11" draw:text-style-name="P9" draw:layer="layout" svg:width="0.167cm" svg:height="0.171cm" svg:x="2.396cm" svg:y="5.091cm" svg:viewBox="0 0 168 172" svg:d="M168 167c0-3-2-3-5-3-15 0-15-1-16-8-5-50-10-100-15-151-1-5-1-5-5-5-3 0-5 1-6 4-29 47-57 94-86 141-9 15-19 19-30 19-2 1-5 1-5 5 0 2 1 3 3 3 7 0 14-1 21-1 9 0 17 1 25 1 1 0 5 0 5-4 0-3-2-4-5-4-5 0-11-2-11-8 0-3 2-5 4-8 1-3 2-3 19-31 20 0 41 0 61 0 0 5 4 37 4 40 0 7-13 7-18 7-3 0-5 0-5 5 0 3 2 2 3 3 10 0 20-1 30-1 6 0 22 1 28 1 2 0 4 0 4-5zM121 109c-18 0-37 0-56 0 16-26 32-53 48-79 3 26 6 53 8 79z">
              <text:p/>
            </draw:path>
            <draw:path draw:style-name="gr11" draw:text-style-name="P9" draw:layer="layout" svg:width="0.062cm" svg:height="0.111cm" svg:x="2.59cm" svg:y="5.211cm" svg:viewBox="0 0 63 112" svg:d="M63 112c0-2 0-5 0-7-2 0-4 0-7 0-17 0-17-2-17-7 0-31 0-62 0-93 0-5-1-5-5-5-11 10-27 11-34 11 0 2 0 4 0 6 4 0 16 0 25-5 0 29 0 58 0 86 0 5 0 7-18 7-2 0-4 0-6 0 0 2 0 5 0 7 10-1 21-1 31-1s20 0 31 1z">
              <text:p/>
            </draw:path>
            <draw:path draw:style-name="gr11" draw:text-style-name="P9" draw:layer="layout" svg:width="0.167cm" svg:height="0.171cm" svg:x="1.787cm" svg:y="5.674cm" svg:viewBox="0 0 168 172" svg:d="M168 167c0-2-2-2-5-2-16 0-16-2-16-9-5-50-10-100-15-150-1-5-1-6-5-6-3 0-5 2-6 4-29 47-57 94-86 141-9 16-19 19-30 20-3 0-5 0-5 5 0 1 1 2 3 2 7 0 14-1 21-1 9 0 17 1 25 1 1 0 5 0 5-4 0-3-2-3-5-3-5-1-11-3-11-9 0-3 2-5 4-8 1-3 1-3 18-31 21 0 41 0 62 0 0 5 4 37 4 40 0 7-13 8-18 8-3 0-6 0-6 5 0 2 2 1 3 2 11 0 21-1 31-1 6 0 22 1 28 1 2 0 4 0 4-5zM121 109c-19 0-38 0-56 0 16-26 32-53 48-79 3 26 5 53 8 79z">
              <text:p/>
            </draw:path>
            <draw:path draw:style-name="gr11" draw:text-style-name="P9" draw:layer="layout" svg:width="0.075cm" svg:height="0.111cm" svg:x="1.974cm" svg:y="5.793cm" svg:viewBox="0 0 76 112" svg:d="M76 81c-2 0-4 0-6 0 0 4-2 14-4 16-2 1-15 1-17 1-11 0-22 0-32 0 18-17 24-21 34-29 13-10 25-20 25-36 0-21-18-33-41-33-21 0-35 14-35 30 0 8 7 10 9 10 4 0 9-3 9-9 0-4-1-9-11-9 6-12 18-16 26-16 17 0 26 13 26 27s-10 26-16 32c-14 13-28 27-42 40-1 2-1 2-1 7 23 0 47 0 70 0 2-11 4-21 6-31z">
              <text:p/>
            </draw:path>
            <draw:path draw:style-name="gr11" draw:text-style-name="P9" draw:layer="layout" svg:width="0.167cm" svg:height="0.171cm" svg:x="2.383cm" svg:y="5.657cm" svg:viewBox="0 0 168 172" svg:d="M168 167c0-2-2-2-5-2-15 0-15-2-16-9-5-50-10-100-15-150-1-5-1-6-5-6-3 0-5 2-6 4-29 47-57 94-86 141-9 16-19 19-30 20-2 0-5 0-5 5 0 1 1 2 3 2 7 0 14-1 21-1 9 0 17 1 25 1 1 0 5 0 5-4 0-3-2-3-5-3-5-1-11-3-11-9 0-3 2-5 4-8 1-3 2-3 19-31 20 0 41 0 61 0 0 5 4 37 4 40 0 7-13 8-18 8-3 0-5 0-5 5 0 2 2 1 3 2 10 0 20-1 30-1 6 0 22 1 28 1 2 0 4 0 4-5zM121 109c-18 0-37 0-56 0 16-26 32-53 48-79 3 26 6 53 8 79z">
              <text:p/>
            </draw:path>
            <draw:path draw:style-name="gr11" draw:text-style-name="P9" draw:layer="layout" svg:width="0.078cm" svg:height="0.114cm" svg:x="2.568cm" svg:y="5.777cm" svg:viewBox="0 0 79 115" svg:d="M79 83c0-14-11-27-30-30 18-7 24-20 24-29 0-14-15-24-34-24s-34 9-34 23c0 5 4 8 9 8s9-4 9-8c0-5-4-9-9-9 6-7 18-9 24-9 8 0 19 3 19 19 0 6-3 14-7 19-5 6-10 7-19 7-5 0-5 0-5 0-1 1-2 1-2 3s1 2 4 2 6 0 10 0c13 0 23 9 23 28 0 20-13 27-23 27-7 0-22-3-29-12 8 0 10-6 10-10 0-5-5-9-9-9-5 0-10 3-10 10 0 16 17 26 38 26 24 0 41-16 41-32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draw:marker draw:name="화살촉_20_1" draw:display-name="화살촉 1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7.16cm" fo:page-height="6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16:38:51.033000000</meta:creation-date>
    <meta:print-date>2024-04-18T14:28:44.406000000</meta:print-date>
    <meta:printed-by>PDF 파일</meta:printed-by>
    <dc:date>2024-04-18T14:28:58.600000000</dc:date>
    <meta:editing-duration>PT13M14S</meta:editing-duration>
    <meta:editing-cycles>6</meta:editing-cycles>
    <meta:generator>LibreOffice/7.6.1.2$Windows_X86_64 LibreOffice_project/f5defcebd022c5bc36bbb79be232cb6926d8f674</meta:generator>
    <meta:document-statistic meta:object-count="118"/>
  </office:meta>
</office:document-meta>
</file>